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BLEM (1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BLEM (12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odly seem to be disappearing (12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Everyone is lying to each other (12:2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ROBLEM (12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URITY (12: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ROTECTION (12:5, 7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 </dc:title>
    <meta:initial-creator>David STRICKLAND</meta:initial-creator>
    <dc:creator>David STRICKLAND</dc:creator>
    <meta:creation-date>2020-02-23T23:18:21Z</meta:creation-date>
    <dc:date>2020-02-23T23:18:21Z</dc:date>
    <meta:template xlink:href="BibleStudy" xlink:type="simple"/>
    <meta:editing-cycles>1</meta:editing-cycles>
    <meta:editing-duration>PT0S</meta:editing-duration>
    <meta:document-statistic meta:paragraph-count="9" meta:word-count="51"/>
  </office:meta>
</office:document-meta>
</file>